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color="#eeeeee" draw:fill-hatch-name="Black_20_45_20_Degrees_20_Wide" draw:textarea-horizontal-align="justify" draw:textarea-vertical-align="middle" draw:auto-grow-height="false" fo:min-height="3.73cm" fo:min-width="7.11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02cm" fo:min-width="3.3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bbe33d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Fine_20_Dashed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fo:min-height="1.60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0.968cm" fo:min-width="2.359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802cm"/>
    </style:style>
    <style:style style:name="gr8" style:family="graphic" style:parent-style-name="objectwithoutfill">
      <style:graphic-properties svg:stroke-width="0.081cm" svg:stroke-color="#000000" draw:marker-start-width="0.321cm" draw:marker-end="Symmetric_20_Arrow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486cm" fo:min-width="7.054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hatch" draw:fill-color="#eeeeee" draw:fill-hatch-name="Black_20_45_20_Degrees_20_Wide" draw:textarea-horizontal-align="justify" draw:textarea-vertical-align="middle" draw:auto-grow-height="false" fo:min-height="3.73cm" fo:min-width="7.12cm"/>
    </style:style>
    <style:style style:name="P1" style:family="paragraph">
      <loext:graphic-properties draw:fill="hatch" draw:fill-color="#eeeeee" draw:fill-hatch-name="Black_20_45_20_Degrees_20_Wid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  <style:text-properties style:font-name="Source Code Pro1" fo:font-size="14pt" style:font-size-asian="14pt" style:font-size-complex="14pt"/>
    </style:style>
    <style:style style:name="P4" style:family="paragraph">
      <loext:graphic-properties draw:fill-color="#bbe33d"/>
      <style:paragraph-properties fo:text-align="center"/>
      <style:text-properties style:font-name="Source Code Pro1" fo:font-size="14pt" style:font-size-asian="14pt" style:font-size-complex="14pt"/>
    </style:style>
    <style:style style:name="P5" style:family="paragraph">
      <loext:graphic-properties draw:fill-color="#bbe33d"/>
      <style:paragraph-properties fo:text-align="center"/>
      <style:text-properties style:font-name="Source Code Pro1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text-properties style:font-name="Source Code Pro1"/>
    </style:style>
    <style:style style:name="P8" style:family="paragraph">
      <loext:graphic-properties draw:fill-color="#729fcf"/>
      <style:paragraph-properties fo:text-align="center"/>
      <style:text-properties style:font-name="Source Code Pro1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3838"/>
      <style:paragraph-properties fo:text-align="center"/>
      <style:text-properties style:font-name="Source Code Pro1" fo:font-size="18pt" style:font-size-asian="18pt" style:font-size-complex="18pt"/>
    </style:style>
    <style:style style:name="P11" style:family="paragraph">
      <loext:graphic-properties draw:fill-color="#cccccc"/>
      <style:paragraph-properties fo:text-align="center"/>
      <style:text-properties style:font-name="Source Code Pro1" fo:font-size="14pt" style:font-size-asian="14pt" style:font-size-complex="14pt"/>
    </style:style>
    <style:style style:name="T1" style:family="text">
      <style:text-properties style:font-name="Source Code Pro1" fo:font-size="14pt" style:font-size-asian="14pt" style:font-size-complex="14pt"/>
    </style:style>
    <style:style style:name="T2" style:family="text">
      <style:text-properties style:font-name="Source Code Pro1"/>
    </style:style>
    <style:style style:name="T3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19cm" svg:height="3.98cm" draw:transform="rotate (0.000174532925199433) translate (2.967cm 3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1.27cm" svg:x="2.94cm" svg:y="1.794cm">
          <text:p text:style-name="P2"><text:span text:style-name="T1">header 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27cm" svg:x="6.74cm" svg:y="1.794cm">
          <text:p text:style-name="P2"><text:span text:style-name="T1">data 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81cm" svg:height="1.27cm" svg:x="10.56cm" svg:y="1.794cm">
          <text:p text:style-name="P2"><text:span text:style-name="T2">…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.954cm" svg:y1="3.067cm" svg:x2="2.998cm" svg:y2="7.131cm">
          <text:p/>
        </draw:line>
        <draw:line draw:style-name="gr4" draw:text-style-name="P6" draw:layer="layout" svg:x1="10.524cm" svg:y1="3.024cm" svg:x2="10.524cm" svg:y2="7.004cm">
          <text:p/>
        </draw:line>
        <draw:frame draw:style-name="gr5" draw:text-style-name="P7" draw:layer="layout" svg:width="6.477cm" svg:height="1.856cm" svg:x="3.605cm" svg:y="4.521cm">
          <draw:text-box>
            <text:p><text:span text:style-name="T2">2 byte data bus</text:span></text:p>
          </draw:text-box>
        </draw:frame>
        <draw:custom-shape draw:style-name="gr6" draw:text-style-name="P8" draw:layer="layout" svg:width="2.911cm" svg:height="1.27cm" svg:x="0.005cm" svg:y="1.797cm">
          <text:p text:style-name="P2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9.398cm" svg:height="1.052cm" svg:x="2.407cm" svg:y="0cm">
          <draw:text-box>
            <text:p><text:span text:style-name="T2">Packet header boundary</text:span></text:p>
          </draw:text-box>
        </draw:frame>
        <draw:line draw:style-name="gr8" draw:text-style-name="P9" draw:layer="layout" svg:x1="6.736cm" svg:y1="0.908cm" svg:x2="6.736cm" svg:y2="1.797cm">
          <text:p/>
        </draw:line>
        <draw:custom-shape draw:style-name="gr9" draw:text-style-name="P3" draw:layer="layout" svg:width="3.81cm" svg:height="1.27cm" svg:x="2.94cm" svg:y="8.794cm">
          <text:p text:style-name="P2"><text:span text:style-name="T1">header 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27cm" svg:x="6.74cm" svg:y="8.794cm">
          <text:p text:style-name="P2"><text:span text:style-name="T1">data byt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81cm" svg:height="1.27cm" svg:x="10.54cm" svg:y="8.794cm">
          <text:p text:style-name="P2"><text:span text:style-name="T3">∅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7.606cm" svg:height="1.788cm" svg:x="2.94cm" svg:y="6.994cm">
          <text:p text:style-name="P2"><text:span text:style-name="T1">Parsing proces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7.62cm" svg:height="3.98cm" draw:transform="rotate (0.000174532925199433) translate (6.769cm 10.0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6.764cm" svg:y1="9.952cm" svg:x2="6.8cm" svg:y2="14.052cm">
          <text:p/>
        </draw:line>
        <draw:line draw:style-name="gr4" draw:text-style-name="P6" draw:layer="layout" svg:x1="14.334cm" svg:y1="9.952cm" svg:x2="14.37cm" svg:y2="14.052cm">
          <text:p/>
        </draw:line>
        <draw:frame draw:style-name="gr5" draw:text-style-name="P7" draw:layer="layout" svg:width="6.477cm" svg:height="1.856cm" svg:x="7.407cm" svg:y="11.542cm">
          <draw:text-box>
            <text:p><text:span text:style-name="T2">2 byte data bu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376cm" fo:page-height="14.0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01T14:37:00.774056645</dc:date>
    <meta:editing-duration>PT56M41S</meta:editing-duration>
    <meta:editing-cycles>17</meta:editing-cycles>
    <meta:generator>LibreOffice/6.3.0.4$Linux_X86_64 LibreOffice_project/30$Build-4</meta:generator>
    <meta:document-statistic meta:object-count="18"/>
  </office:meta>
</office:document-meta>
</file>